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1.6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>
            <text:p>[b]Count[/b]</text:p>
          </table:table-cell>
          <table:table-cell table:style-name="ce3" office:value-type="string">
            <text:p>[b]Caliber[/b]</text:p>
          </table:table-cell>
          <table:table-cell table:style-name="ce3" office:value-type="string">
            <text:p>[b]Type[/b]</text:p>
          </table:table-cell>
          <table:table-cell table:style-name="ce3" office:value-type="string">
            <text:p>[b]Supported Addons[/b]</text:p>
          </table:table-cell>
          <table:table-cell table:style-name="ce3"/>
          <table:table-cell table:style-name="ce4" office:value-type="string" table:number-columns-spanned="6" table:number-rows-spanned="17">
            <text:p>1. Fill out list</text:p>
            <text:p>2. Copy list</text:p>
            <text:p>3. Paste to: <text:a xlink:href="http://pressbin.com/tools/excel_to_html_table/index.html">http://pressbin.com/tools/excel_to_html_table/index.html</text:a></text:p>
            <text:p>4. Configure the output with no line breaks</text:p>
            <text:p>5. Copy output to Notepad++</text:p>
            <text:p>6. Replace &lt; and &gt; with [ and ] respectively</text:p>
          </table:table-cell>
          <table:covered-table-cell table:number-columns-repeated="5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anilla, 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Vanilla, 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Yellow Tracer</text:p>
          </table:table-cell>
          <table:table-cell office:value-type="string">
            <text:p>Vanilla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Green Tracer</text:p>
          </table:table-cell>
          <table:table-cell office:value-type="string">
            <text:p>Vanilla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anilla, RHS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Vanilla, RHS, CUP, 3CB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Yellow Tracer</text:p>
          </table:table-cell>
          <table:table-cell office:value-type="string">
            <text:p>Vanilla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Green Tracer</text:p>
          </table:table-cell>
          <table:table-cell office:value-type="string">
            <text:p>Vanilla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White Tracer</text:p>
          </table:table-cell>
          <table:table-cell office:value-type="string">
            <text:p>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.338 Magnum</text:p>
          </table:table-cell>
          <table:table-cell office:value-type="string">
            <text:p>Ball</text:p>
          </table:table-cell>
          <table:table-cell office:value-type="string">
            <text:p>Vanilla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3CB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40 mm</text:p>
          </table:table-cell>
          <table:table-cell office:value-type="string">
            <text:p>Canist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Vanilla, RHS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40 mm</text:p>
          </table:table-cell>
          <table:table-cell office:value-type="string">
            <text:p>Canist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7.62x51 mm</text:p>
          </table:table-cell>
          <table:table-cell office:value-type="string">
            <text:p>EP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RHS, 3CB</text:p>
          </table:table-cell>
          <table:table-cell table:number-columns-repeated="7"/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7.62x51 mm</text:p>
          </table:table-cell>
          <table:table-cell office:value-type="string">
            <text:p>Red Tracer</text:p>
          </table:table-cell>
          <table:table-cell office:value-type="string">
            <text:p>Vanilla, CUP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A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B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C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D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E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F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F (Aero)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H (Bunker Buster)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an Missile</text:p>
          </table:table-cell>
          <table:table-cell office:value-type="string">
            <text:p>AT</text:p>
          </table:table-cell>
          <table:table-cell office:value-type="string">
            <text:p>Vanilla</text:p>
          </table:table-cell>
          <table:table-cell table:number-columns-repeated="7"/>
        </table:table-row>
        <table:table-row table:style-name="ro2" table:number-rows-repeated="10485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3">10/03/2021</text:date>, <text:time>20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20:06:22.74</meta:creation-date>
    <meta:generator>OpenOffice/4.1.6$Win32 OpenOffice.org_project/416m1$Build-9790</meta:generator>
    <dc:date>2021-10-03T20:51:19</dc:date>
    <meta:editing-duration>PT44M53S</meta:editing-duration>
    <meta:editing-cycles>7</meta:editing-cycles>
    <meta:document-statistic meta:table-count="3" meta:cell-count="145" meta:object-count="0"/>
  </office:meta>
</office:document-meta>
</file>